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color="#7030a0" fo:font-size="12pt" fo:language="en" fo:country="ZA" fo:font-weight="bold" officeooo:paragraph-rsid="00142146" style:font-size-asian="12pt" style:font-weight-asian="bold" style:font-size-complex="12pt"/>
    </style:style>
    <style:style style:name="P2" style:family="paragraph" style:parent-style-name="Standard">
      <style:paragraph-properties fo:margin-top="0in" fo:margin-bottom="0in" loext:contextual-spacing="false"/>
      <style:text-properties fo:color="#7030a0" fo:font-size="12pt" fo:language="en" fo:country="ZA" fo:font-weight="bold" officeooo:rsid="0004e5a8" officeooo:paragraph-rsid="00142146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color="#7030a0" fo:font-size="12pt" fo:language="en" fo:country="ZA" fo:font-weight="bold" officeooo:rsid="0004e5a8" officeooo:paragraph-rsid="001805fe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color="#7030a0" fo:font-size="12pt" fo:language="en" fo:country="ZA" fo:font-weight="bold" officeooo:rsid="001805fe" officeooo:paragraph-rsid="001805fe" style:font-size-asian="12pt" style:font-weight-asian="bold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fo:color="#7030a0" fo:font-size="12pt" fo:language="en" fo:country="ZA" fo:font-weight="bold" officeooo:rsid="0018a525" officeooo:paragraph-rsid="0018a525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fo:color="#7030a0" fo:font-size="12pt" fo:language="en" fo:country="ZA" fo:font-weight="bold" officeooo:rsid="001a8454" officeooo:paragraph-rsid="001a8454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42146"/>
    </style:style>
    <style:style style:name="P8" style:family="paragraph" style:parent-style-name="Standard">
      <style:paragraph-properties fo:margin-top="0in" fo:margin-bottom="0in" loext:contextual-spacing="false"/>
      <style:text-properties officeooo:paragraph-rsid="001805fe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18a525"/>
    </style:style>
    <style:style style:name="P10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805fe" officeooo:paragraph-rsid="00142146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805fe" officeooo:paragraph-rsid="001805fe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42146" officeooo:paragraph-rsid="0018a525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42146" officeooo:paragraph-rsid="001cfdde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42146" officeooo:paragraph-rsid="001f558c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303fe" officeooo:paragraph-rsid="0018a525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paragraph-rsid="00142146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paragraph-rsid="001ba1ef" style:font-size-asian="12pt" style:font-weight-asian="bold" style:font-size-complex="12pt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1e0beb"/>
    </style:style>
    <style:style style:name="P19" style:family="paragraph" style:parent-style-name="Standard">
      <style:paragraph-properties fo:margin-left="0.4925in" fo:margin-right="0in" fo:margin-top="0in" fo:margin-bottom="0in" loext:contextual-spacing="false" fo:text-indent="0in" style:auto-text-indent="false"/>
      <style:text-properties fo:color="#00b050" fo:font-size="12pt" fo:language="en" fo:country="ZA" fo:font-weight="bold" officeooo:rsid="000494e3" officeooo:paragraph-rsid="00142146" style:font-size-asian="12pt" style:font-weight-asian="bold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b050" fo:font-size="12pt" fo:language="en" fo:country="ZA" fo:font-weight="bold" officeooo:paragraph-rsid="001a8454" style:font-size-asian="12pt" style:font-weight-asian="bold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b050" fo:font-size="12pt" fo:language="en" fo:country="ZA" fo:font-weight="bold" officeooo:rsid="0004e5a8" officeooo:paragraph-rsid="001a8454" style:font-size-asian="12pt" style:font-weight-asian="bold" style:font-size-complex="12pt"/>
    </style:style>
    <style:style style:name="P22" style:family="paragraph" style:parent-style-name="Standard" style:master-page-name="Standard">
      <style:paragraph-properties fo:margin-top="0in" fo:margin-bottom="0in" loext:contextual-spacing="false" style:page-number="auto"/>
      <style:text-properties officeooo:paragraph-rsid="00142146"/>
    </style:style>
    <style:style style:name="P23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805fe" officeooo:paragraph-rsid="00204ec8" style:font-size-asian="12pt" style:font-weight-asian="bold" style:font-size-complex="12pt"/>
    </style:style>
    <style:style style:name="P24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42146" officeooo:paragraph-rsid="001805fe" style:font-size-asian="12pt" style:font-weight-asian="bold" style:font-size-complex="12pt"/>
    </style:style>
    <style:style style:name="P25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42146" officeooo:paragraph-rsid="0018a525" style:font-size-asian="12pt" style:font-weight-asian="bold" style:font-size-complex="12pt"/>
    </style:style>
    <style:style style:name="P26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rsid="00142146" officeooo:paragraph-rsid="00204ec8" style:font-size-asian="12pt" style:font-weight-asian="bold" style:font-size-complex="12pt"/>
    </style:style>
    <style:style style:name="P27" style:family="paragraph" style:parent-style-name="Standard">
      <style:paragraph-properties fo:margin-top="0in" fo:margin-bottom="0in" loext:contextual-spacing="false"/>
      <style:text-properties fo:color="#00b050" fo:font-size="12pt" fo:language="en" fo:country="ZA" fo:font-weight="bold" officeooo:paragraph-rsid="00204ec8" style:font-size-asian="12pt" style:font-weight-asian="bold" style:font-size-complex="12pt"/>
    </style:style>
    <style:style style:name="P28" style:family="paragraph" style:parent-style-name="Standard">
      <style:paragraph-properties fo:margin-top="0in" fo:margin-bottom="0in" loext:contextual-spacing="false"/>
      <style:text-properties fo:color="#00b050" fo:font-size="11.5pt" fo:language="en" fo:country="ZA" fo:font-weight="bold" officeooo:rsid="001e0beb" officeooo:paragraph-rsid="001e0beb" style:font-size-asian="11.5pt" style:font-weight-asian="bold" style:font-size-complex="11.5pt"/>
    </style:style>
    <style:style style:name="P29" style:family="paragraph" style:parent-style-name="Standard">
      <style:paragraph-properties fo:margin-top="0in" fo:margin-bottom="0in" loext:contextual-spacing="false"/>
      <style:text-properties fo:color="#7030a0" fo:font-size="12pt" fo:language="en" fo:country="ZA" fo:font-weight="bold" officeooo:rsid="0005451c" officeooo:paragraph-rsid="001f558c" style:font-size-asian="12pt" style:font-weight-asian="bold" style:font-size-complex="12pt"/>
    </style:style>
    <style:style style:name="P30" style:family="paragraph" style:parent-style-name="Standard">
      <style:paragraph-properties fo:margin-top="0in" fo:margin-bottom="0in" loext:contextual-spacing="false"/>
      <style:text-properties fo:color="#7030a0" fo:font-size="12pt" fo:language="en" fo:country="ZA" fo:font-weight="bold" officeooo:rsid="001f558c" officeooo:paragraph-rsid="001f558c" style:font-size-asian="12pt" style:font-weight-asian="bold" style:font-size-complex="12pt"/>
    </style:style>
    <style:style style:name="P31" style:family="paragraph" style:parent-style-name="Standard">
      <style:paragraph-properties fo:margin-top="0in" fo:margin-bottom="0in" loext:contextual-spacing="false"/>
      <style:text-properties officeooo:paragraph-rsid="00204ec8"/>
    </style:style>
    <style:style style:name="P32" style:family="paragraph" style:parent-style-name="Standard">
      <style:paragraph-properties fo:margin-top="0in" fo:margin-bottom="0in" loext:contextual-spacing="false"/>
      <style:text-properties officeooo:paragraph-rsid="00142146"/>
    </style:style>
    <style:style style:name="P33" style:family="paragraph" style:parent-style-name="Standard">
      <style:paragraph-properties fo:margin-top="0in" fo:margin-bottom="0in" loext:contextual-spacing="false"/>
      <style:text-properties officeooo:paragraph-rsid="001805fe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fo:color="#00b050" fo:font-size="12pt" fo:language="en" fo:country="ZA" fo:font-weight="bold" officeooo:rsid="000494e3" officeooo:paragraph-rsid="001a8454" style:font-size-asian="12pt" style:font-weight-asian="bold" style:font-size-complex="12pt"/>
    </style:style>
    <style:style style:name="P3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b050" fo:font-size="12pt" fo:language="en" fo:country="ZA" fo:font-weight="bold" officeooo:rsid="001a8454" officeooo:paragraph-rsid="001a8454" style:font-size-asian="12pt" style:font-weight-asian="bold" style:font-size-complex="12pt"/>
    </style:style>
    <style:style style:name="T1" style:family="text">
      <style:text-properties fo:color="#7030a0" fo:font-size="12pt" fo:language="en" fo:country="ZA" fo:font-weight="bold" style:font-size-asian="12pt" style:font-weight-asian="bold" style:font-size-complex="12pt"/>
    </style:style>
    <style:style style:name="T2" style:family="text">
      <style:text-properties fo:color="#7030a0" fo:font-size="12pt" fo:language="en" fo:country="ZA" fo:font-weight="bold" officeooo:rsid="00020754" style:font-size-asian="12pt" style:font-weight-asian="bold" style:font-size-complex="12pt"/>
    </style:style>
    <style:style style:name="T3" style:family="text">
      <style:text-properties fo:color="#7030a0" fo:font-size="12pt" fo:language="en" fo:country="ZA" fo:font-weight="bold" officeooo:rsid="0004e5a8" style:font-size-asian="12pt" style:font-weight-asian="bold" style:font-size-complex="12pt"/>
    </style:style>
    <style:style style:name="T4" style:family="text">
      <style:text-properties fo:color="#7030a0" fo:font-size="12pt" fo:language="en" fo:country="ZA" fo:font-weight="bold" officeooo:rsid="00116568" style:font-size-asian="12pt" style:font-weight-asian="bold" style:font-size-complex="12pt"/>
    </style:style>
    <style:style style:name="T5" style:family="text">
      <style:text-properties fo:color="#7030a0" fo:font-size="12pt" fo:language="en" fo:country="ZA" fo:font-weight="bold" officeooo:rsid="001303fe" style:font-size-asian="12pt" style:font-weight-asian="bold" style:font-size-complex="12pt"/>
    </style:style>
    <style:style style:name="T6" style:family="text">
      <style:text-properties fo:color="#7030a0" fo:font-size="12pt" fo:language="en" fo:country="ZA" fo:font-weight="bold" officeooo:rsid="0005451c" style:font-size-asian="12pt" style:font-weight-asian="bold" style:font-size-complex="12pt"/>
    </style:style>
    <style:style style:name="T7" style:family="text">
      <style:text-properties fo:color="#7030a0" fo:font-size="12pt" fo:language="en" fo:country="ZA" fo:font-weight="bold" officeooo:rsid="001805fe" style:font-size-asian="12pt" style:font-weight-asian="bold" style:font-size-complex="12pt"/>
    </style:style>
    <style:style style:name="T8" style:family="text">
      <style:text-properties fo:color="#7030a0" fo:font-size="12pt" fo:language="en" fo:country="ZA" fo:font-weight="bold" officeooo:rsid="0018a525" style:font-size-asian="12pt" style:font-weight-asian="bold" style:font-size-complex="12pt"/>
    </style:style>
    <style:style style:name="T9" style:family="text">
      <style:text-properties fo:color="#7030a0" fo:font-size="12pt" fo:language="en" fo:country="ZA" fo:font-weight="bold" officeooo:rsid="001a8454" style:font-size-asian="12pt" style:font-weight-asian="bold" style:font-size-complex="12pt"/>
    </style:style>
    <style:style style:name="T10" style:family="text">
      <style:text-properties fo:color="#7030a0" officeooo:rsid="0004e5a8"/>
    </style:style>
    <style:style style:name="T11" style:family="text">
      <style:text-properties fo:color="#7030a0" officeooo:rsid="0005451c"/>
    </style:style>
    <style:style style:name="T12" style:family="text">
      <style:text-properties fo:color="#7030a0" officeooo:rsid="001f558c"/>
    </style:style>
    <style:style style:name="T13" style:family="text">
      <style:text-properties fo:color="#00b050" fo:font-size="12pt" fo:language="en" fo:country="ZA" fo:font-weight="bold" style:font-size-asian="12pt" style:font-weight-asian="bold" style:font-size-complex="12pt"/>
    </style:style>
    <style:style style:name="T14" style:family="text">
      <style:text-properties fo:color="#00b050" fo:font-size="12pt" fo:language="en" fo:country="ZA" fo:font-weight="bold" officeooo:rsid="0005451c" style:font-size-asian="12pt" style:font-weight-asian="bold" style:font-size-complex="12pt"/>
    </style:style>
    <style:style style:name="T15" style:family="text">
      <style:text-properties fo:color="#00b050" fo:font-size="12pt" fo:language="en" fo:country="ZA" fo:font-weight="bold" officeooo:rsid="001303fe" style:font-size-asian="12pt" style:font-weight-asian="bold" style:font-size-complex="12pt"/>
    </style:style>
    <style:style style:name="T16" style:family="text">
      <style:text-properties fo:color="#00b050" fo:font-size="12pt" fo:language="en" fo:country="ZA" fo:font-weight="bold" officeooo:rsid="00142146" style:font-size-asian="12pt" style:font-weight-asian="bold" style:font-size-complex="12pt"/>
    </style:style>
    <style:style style:name="T17" style:family="text">
      <style:text-properties fo:color="#00b050" fo:font-size="12pt" fo:language="en" fo:country="ZA" fo:font-weight="bold" officeooo:rsid="001805fe" style:font-size-asian="12pt" style:font-weight-asian="bold" style:font-size-complex="12pt"/>
    </style:style>
    <style:style style:name="T18" style:family="text">
      <style:text-properties fo:color="#00b050" fo:font-size="12pt" fo:language="en" fo:country="ZA" fo:font-weight="bold" officeooo:rsid="001ba1ef" style:font-size-asian="12pt" style:font-weight-asian="bold" style:font-size-complex="12pt"/>
    </style:style>
    <style:style style:name="T19" style:family="text">
      <style:text-properties fo:color="#00b050" fo:font-size="12pt" fo:language="en" fo:country="ZA" fo:font-weight="bold" officeooo:rsid="001e0beb" style:font-size-asian="12pt" style:font-weight-asian="bold" style:font-size-complex="12pt"/>
    </style:style>
    <style:style style:name="T20" style:family="text">
      <style:text-properties fo:color="#00b050" fo:font-size="12pt" fo:language="en" fo:country="ZA" fo:font-weight="bold" officeooo:rsid="00204ec8" style:font-size-asian="12pt" style:font-weight-asian="bold" style:font-size-complex="12pt"/>
    </style:style>
    <style:style style:name="T21" style:family="text">
      <style:text-properties fo:color="#00b050" fo:font-size="11.5pt" fo:language="en" fo:country="ZA" fo:font-weight="bold" officeooo:rsid="00142146" style:font-size-asian="11.5pt" style:font-weight-asian="bold" style:font-size-complex="11.5pt"/>
    </style:style>
    <style:style style:name="T22" style:family="text">
      <style:text-properties fo:color="#00b050" fo:font-size="11.5pt" fo:language="en" fo:country="ZA" fo:font-weight="bold" officeooo:rsid="0018a525" style:font-size-asian="11.5pt" style:font-weight-asian="bold" style:font-size-complex="11.5pt"/>
    </style:style>
    <style:style style:name="T23" style:family="text">
      <style:text-properties fo:color="#00b050" fo:font-size="11.5pt" fo:language="en" fo:country="ZA" fo:font-weight="bold" officeooo:rsid="001e0beb" style:font-size-asian="11.5pt" style:font-weight-asian="bold" style:font-size-complex="11.5pt"/>
    </style:style>
    <style:style style:name="T24" style:family="text">
      <style:text-properties officeooo:rsid="001a8454"/>
    </style:style>
    <style:style style:name="T25" style:family="text">
      <style:text-properties officeooo:rsid="001ba1ef"/>
    </style:style>
    <style:style style:name="T26" style:family="text">
      <style:text-properties officeooo:rsid="001cfdde"/>
    </style:style>
    <style:style style:name="T27" style:family="text">
      <style:text-properties officeooo:rsid="0005451c"/>
    </style:style>
    <style:style style:name="T28" style:family="text">
      <style:text-properties officeooo:rsid="001e0beb"/>
    </style:style>
    <style:style style:name="T29" style:family="text">
      <style:text-properties officeooo:rsid="00204ec8"/>
    </style:style>
    <style:style style:name="T30" style:family="text">
      <style:text-properties officeooo:rsid="001421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Human</text:span><text:span text:style-name="T1">: H</text:span><text:span text:style-name="T2">ello</text:span></text:p>
      <text:p text:style-name="P20">Bot: <text:tab/>Hi there! <text:s/></text:p>
      <text:p text:style-name="P34"><text:tab/>We are really proud of you for having you as an employee of our team. </text:p>
      <text:p text:style-name="P19">To provide you with the best work environment we would like to understand your feedback on effectiveness, direction, team development of the management team.</text:p>
      <text:p text:style-name="P19"/>
      <text:p text:style-name="P19">Are you ready to share your experience with us?</text:p>
      <text:p text:style-name="P2"/>
      <text:p text:style-name="P7"><text:span text:style-name="T3">Human</text:span><text:span text:style-name="T1">:</text:span><text:span text:style-name="T4"> I w</text:span><text:span text:style-name="T9">ould love to share</text:span></text:p>
      <text:p text:style-name="P7"/>
      <text:p text:style-name="P21">Bot: <text:s/><text:tab/>P<text:span text:style-name="T24">erfect! </text:span></text:p>
      <text:p text:style-name="P35"><text:tab/>Let's begin then</text:p>
      <text:p text:style-name="P21"><text:tab/>How likely are you to recommend this organization to your family or friends? </text:p>
      <text:p text:style-name="P21"><text:tab/><text:tab/>-<text:span text:style-name="T24">Very Likely</text:span></text:p>
      <text:p text:style-name="P21"><text:tab/><text:tab/>- <text:span text:style-name="T24">Not Sure</text:span></text:p>
      <text:p text:style-name="P21"><text:tab/><text:tab/>- <text:span text:style-name="T24">Very Unlikely</text:span></text:p>
      <text:p text:style-name="P21"/>
      <text:p text:style-name="P7"><text:span text:style-name="T3">Human</text:span><text:span text:style-name="T1">: </text:span><text:span text:style-name="T7">Very Likely</text:span></text:p>
      <text:p text:style-name="P6"/>
      <text:p text:style-name="P16">Bot: <text:tab/>Hmm...interesting to know that.</text:p>
      <text:p text:style-name="P27"><text:tab/>Does your senior management give you a clear picture of the direction the company is <text:tab/>headed? <text:span text:style-name="T29">from 1 to 5 (1 means Strongly Disagree, 5 means Strongly Agree)</text:span><text:line-break/><text:tab/><text:tab/>- <text:span text:style-name="T29">1</text:span></text:p>
      <text:p text:style-name="P16"><text:tab/><text:tab/>- <text:span text:style-name="T29">2</text:span></text:p>
      <text:p text:style-name="P16"><text:tab/><text:tab/>- <text:span text:style-name="T29">3</text:span></text:p>
      <text:p text:style-name="P16"><text:tab/><text:tab/>- <text:span text:style-name="T29">4</text:span></text:p>
      <text:p text:style-name="P17"><text:tab/><text:tab/>- <text:span text:style-name="T29">5</text:span></text:p>
      <text:p text:style-name="P17"/>
      <text:p text:style-name="P7"><text:span text:style-name="T3">Human</text:span><text:span text:style-name="T1">: </text:span><text:span text:style-name="T5">Somewhat Agree</text:span></text:p>
      <text:p text:style-name="P1"/>
      <text:p text:style-name="P7"><text:span text:style-name="T13">Bot: <text:tab/></text:span><text:span text:style-name="T14">Are you satisfied with the strategic direction of the company? <text:s/></text:span></text:p>
      <text:p text:style-name="P27"><text:span text:style-name="T29"><text:tab/>from 1 to 5 (1 means Strongly Disagree, 5 means Strongly Agree)</text:span></text:p>
      <text:p text:style-name="P31"><text:span text:style-name="T14"><text:tab/><text:tab/>- </text:span><text:span text:style-name="T20">1</text:span></text:p>
      <text:p text:style-name="P27"><text:tab/><text:tab/>- <text:span text:style-name="T29">2</text:span></text:p>
      <text:p text:style-name="P27"><text:tab/><text:tab/>- <text:span text:style-name="T29">3</text:span></text:p>
      <text:p text:style-name="P27"><text:tab/><text:tab/>- <text:span text:style-name="T29">4</text:span></text:p>
      <text:p text:style-name="P27"><text:span text:style-name="T18"><text:tab/><text:tab/>- </text:span><text:span text:style-name="T29">5</text:span></text:p>
      <text:p text:style-name="P17"/>
      <text:p text:style-name="P7"><text:span text:style-name="T3">Human</text:span><text:span text:style-name="T6">: </text:span><text:span text:style-name="T7">- Neutral</text:span></text:p>
      <text:p text:style-name="P7"><text:span text:style-name="T7"/></text:p>
      <text:p text:style-name="P7"><text:span text:style-name="T15">Bot: <text:tab/></text:span><text:span text:style-name="T16">Let me ensure you that we are working hard on this. </text:span></text:p>
      <text:p text:style-name="P7"><text:span text:style-name="T16"><text:tab/></text:span><text:span text:style-name="T21">Does your senior management is willing to invest in the development of new team members? </text:span></text:p>
      <text:p text:style-name="P31"><text:span text:style-name="T21"><text:tab/></text:span><text:span text:style-name="T20">from 1 to 5 (1 means Strongly Disagree, 5 means Strongly Agree)</text:span></text:p>
      <text:p text:style-name="P31"><text:span text:style-name="T16"><text:tab/><text:tab/></text:span><text:span text:style-name="T14">- </text:span><text:span text:style-name="T20">1</text:span></text:p>
      <text:p text:style-name="P27"><text:tab/><text:tab/>- <text:span text:style-name="T29">2</text:span></text:p>
      <text:p text:style-name="P27"><text:tab/><text:tab/>- <text:span text:style-name="T29">3</text:span></text:p>
      <text:p text:style-name="P27"><text:tab/><text:tab/>- <text:span text:style-name="T29">4</text:span></text:p>
      <text:p text:style-name="P27"><text:span text:style-name="T25"><text:tab/><text:tab/>- 5</text:span></text:p>
      <text:p text:style-name="P3"><text:soft-page-break/></text:p>
      <text:p text:style-name="P8"><text:span text:style-name="T3">Human</text:span><text:span text:style-name="T6">: </text:span><text:span text:style-name="T7">Absolutely they do</text:span></text:p>
      <text:p text:style-name="P4"/>
      <text:p text:style-name="P8"><text:span text:style-name="T15">Bot: <text:tab/></text:span><text:span text:style-name="T16">I got your point and noted the same.</text:span></text:p>
      <text:p text:style-name="P24"><text:tab/>Does your senior management is willing to accept mistakes made in the process of trying <text:tab/>new things? </text:p>
      <text:p text:style-name="P26"><text:tab/><text:span text:style-name="T29">from 1 to 5 (1 means Strongly Disagree, 5 means Strongly Agree)</text:span></text:p>
      <text:p text:style-name="P31"><text:span text:style-name="T16"><text:tab/><text:tab/></text:span><text:span text:style-name="T14">- </text:span><text:span text:style-name="T20">1</text:span></text:p>
      <text:p text:style-name="P27"><text:tab/><text:tab/>- <text:span text:style-name="T29">2</text:span></text:p>
      <text:p text:style-name="P27"><text:tab/><text:tab/>- <text:span text:style-name="T29">3</text:span></text:p>
      <text:p text:style-name="P27"><text:tab/><text:tab/>- <text:span text:style-name="T29">4</text:span></text:p>
      <text:p text:style-name="P27"><text:span text:style-name="T25"><text:tab/><text:tab/>- 5</text:span></text:p>
      <text:p text:style-name="P8"><text:span text:style-name="T3">Human</text:span><text:span text:style-name="T6">: </text:span><text:span text:style-name="T7">No, they don’t</text:span></text:p>
      <text:p text:style-name="P4"/>
      <text:p text:style-name="P8"><text:span text:style-name="T15">Bot: <text:tab/></text:span><text:span text:style-name="T16">And do they understand the daily problems you face with the job?</text:span></text:p>
      <text:p text:style-name="P27"><text:span text:style-name="T29"><text:tab/>from 1 to 5 (1 means Strongly Disagree, 5 means Strongly Agree)</text:span></text:p>
      <text:p text:style-name="P23"><text:tab/><text:tab/><text:span text:style-name="T30">- 1</text:span></text:p>
      <text:p text:style-name="P27"><text:tab/><text:tab/>- <text:span text:style-name="T29">2</text:span></text:p>
      <text:p text:style-name="P27"><text:tab/><text:tab/>- <text:span text:style-name="T29">3</text:span></text:p>
      <text:p text:style-name="P27"><text:tab/><text:tab/>- <text:span text:style-name="T29">4</text:span></text:p>
      <text:p text:style-name="P26"><text:tab/><text:tab/>- <text:span text:style-name="T29">5</text:span></text:p>
      <text:p text:style-name="P8"><text:span text:style-name="T3">Human</text:span><text:span text:style-name="T6">: </text:span><text:span text:style-name="T7">Undecided</text:span></text:p>
      <text:p text:style-name="P4"/>
      <text:p text:style-name="P9"><text:span text:style-name="T15">Bot: <text:tab/></text:span><text:span text:style-name="T16">We are planning to organize weekly sessions where you can share your problems with the <text:tab/>management.</text:span></text:p>
      <text:p text:style-name="P12"><text:tab/>Isn't that great. </text:p>
      <text:p text:style-name="P12"><text:tab/>Does senior management treat you with respect? </text:p>
      <text:p text:style-name="P26"><text:tab/><text:span text:style-name="T29">from 1 to 5 (1 means Strongly Disagree, 5 means Strongly Agree)</text:span></text:p>
      <text:p text:style-name="P26"><text:tab/><text:tab/>- <text:span text:style-name="T29">1</text:span></text:p>
      <text:p text:style-name="P27"><text:tab/><text:tab/>- <text:span text:style-name="T29">2</text:span></text:p>
      <text:p text:style-name="P27"><text:tab/><text:tab/>- <text:span text:style-name="T29">3</text:span></text:p>
      <text:p text:style-name="P27"><text:tab/><text:tab/>- <text:span text:style-name="T29">4</text:span></text:p>
      <text:p text:style-name="P26"><text:tab/><text:tab/>- <text:span text:style-name="T29">5</text:span></text:p>
      <text:p text:style-name="P12"/>
      <text:p text:style-name="P9"><text:span text:style-name="T3">Human</text:span><text:span text:style-name="T6">: </text:span><text:span text:style-name="T8">Somewhat Agree</text:span></text:p>
      <text:p text:style-name="P5"/>
      <text:p text:style-name="P9"><text:span text:style-name="T15">Bot: <text:tab/></text:span><text:span text:style-name="T22">Lastly, overall, how satisfied are you with the job being done by your immediate supervisor?</text:span></text:p>
      <text:p text:style-name="P9"><text:span text:style-name="T22"><text:tab/><text:tab/>- </text:span><text:span text:style-name="T23">Very Dissatisfied</text:span></text:p>
      <text:p text:style-name="P18"><text:span text:style-name="T22"><text:tab/><text:tab/>- Somewhat </text:span><text:span text:style-name="T23">Dissatisfied</text:span></text:p>
      <text:p text:style-name="P18"><text:span text:style-name="T22"><text:tab/><text:tab/>- </text:span><text:span text:style-name="T19">Undecided</text:span></text:p>
      <text:p text:style-name="P18"><text:span text:style-name="T22"><text:tab/><text:tab/>- Somewhat </text:span><text:span text:style-name="T23">Satisfied</text:span></text:p>
      <text:p text:style-name="P18"><text:span text:style-name="T22"><text:tab/><text:tab/>- Strongly </text:span><text:span text:style-name="T23">Satisfied</text:span></text:p>
      <text:p text:style-name="P28"/>
      <text:p text:style-name="P9"><text:span text:style-name="T3">Human</text:span><text:span text:style-name="T6">: Somewhat Dissatisfied</text:span></text:p>
      <text:p text:style-name="P15"/>
      <text:p text:style-name="P9"><text:span text:style-name="T15">Bot: <text:tab/></text:span><text:span text:style-name="T16">Thank you for your response.</text:span></text:p>
      <text:p text:style-name="P12"><text:s text:c="8"/><text:tab/>Please share your full name below?</text:p>
      <text:p text:style-name="P12"/>
      <text:p text:style-name="P14"><text:span text:style-name="T10">Human</text:span><text:span text:style-name="T11">: Tom james</text:span></text:p>
      <text:p text:style-name="P29"><text:soft-page-break/></text:p>
      <text:p text:style-name="P14"/>
      <text:p text:style-name="P14"><text:tab/>Once the survey is completed, we will share a full report with you. </text:p>
      <text:p text:style-name="P14"><text:tab/>Please share your email address below.</text:p>
      <text:p text:style-name="P14"/>
      <text:p text:style-name="P14"><text:span text:style-name="T10">Human</text:span><text:span text:style-name="T11">: </text:span><text:a xlink:type="simple" xlink:href="mailto:tom.james@outlook.com" text:style-name="Internet_20_link" text:visited-style-name="Visited_20_Internet_20_Link"><text:span text:style-name="T12">tom.james@outlook.com</text:span></text:a></text:p>
      <text:p text:style-name="P30"/>
      <text:p text:style-name="P14">Bot: <text:tab/>Really appreciate you quick response.</text:p>
      <text:p text:style-name="P14"><text:tab/>Have a great day ahead. Take c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9T14:06:37.173728978</meta:creation-date>
    <dc:date>2022-08-04T17:59:56.773559502</dc:date>
    <meta:editing-duration>PT3H14M32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3" meta:paragraph-count="79" meta:word-count="446" meta:character-count="2430" meta:non-whitespace-character-count="1934"/>
  </office:meta>
</office:document-meta>
</file>